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line-height="100%" fo:break-before="auto" fo:break-after="auto" fo:padding="0in" fo:border="none"/>
    </style:style>
    <style:style style:name="P3" style:family="paragraph" style:parent-style-name="Standard">
      <style:paragraph-properties fo:line-height="100%" fo:break-before="auto" fo:break-after="auto" fo:padding="0in" fo:border="none"/>
      <style:text-properties fo:font-size="23pt" fo:font-weight="bold" style:font-size-asian="23pt" style:font-weight-asian="bold" style:font-size-complex="23pt"/>
    </style:style>
    <style:style style:name="P4" style:family="paragraph" style:parent-style-name="Standard">
      <style:paragraph-properties fo:margin-left="0.5in" fo:margin-right="0in" fo:line-height="100%" fo:text-indent="0in" style:auto-text-indent="false" fo:break-before="auto" fo:break-after="auto" fo:padding="0in" fo:border="none"/>
    </style:style>
    <style:style style:name="P5" style:family="paragraph" style:parent-style-name="Standard">
      <style:paragraph-properties fo:margin-left="1in" fo:margin-right="0in" fo:line-height="100%" fo:text-indent="0.5in" style:auto-text-indent="false" fo:break-before="auto" fo:break-after="auto" fo:padding="0in" fo:border="none"/>
    </style:style>
    <style:style style:name="P6" style:family="paragraph" style:parent-style-name="Standard" style:master-page-name="Standard">
      <style:paragraph-properties style:page-number="1" fo:break-before="auto" fo:break-after="auto" fo:padding="0in" fo:border="none"/>
    </style:style>
    <style:style style:name="P7" style:family="paragraph" style:parent-style-name="Heading_20_1">
      <style:paragraph-properties fo:margin-top="0.3335in" fo:margin-bottom="0.0835in" loext:contextual-spacing="false" fo:line-height="100%" fo:keep-together="auto" fo:break-before="auto" fo:break-after="auto" fo:padding="0in" fo:border="none" fo:keep-with-next="auto"/>
    </style:style>
    <style:style style:name="T1" style:family="text">
      <style:text-properties fo:font-size="23pt" fo:font-weight="bold" style:font-size-asian="23pt" style:font-weight-asian="bold" style:font-size-complex="2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180 CPU Panel Interface Protocol</text:p>
      <text:p text:style-name="P2">22 Nov. 2016</text:p>
      <text:p text:style-name="P2">DRAFT -- None of this is set in stone; review &amp; revise.</text:p>
      <text:p text:style-name="P2"><text:s/></text:p>
      <text:p text:style-name="P2">A byte oriented protocol suitable for transmission over serial lines (RS232, UDP).</text:p>
      <text:p text:style-name="P2"/>
      <text:p text:style-name="P2">Transmission of panel indicator lamp control from the host to the panel.</text:p>
      <text:p text:style-name="P2"/>
      <text:p text:style-name="P2">Transmission of panel control switch state from the panel to the host.</text:p>
      <text:p text:style-name="P2"/>
      <text:p text:style-name="P2">Reasonable bandwidth utilization.</text:p>
      <text:p text:style-name="P2"/>
      <text:p text:style-name="P2">Using the printable ASCII character set will ease host configuration issues.</text:p>
      <text:p text:style-name="P2"/>
      <text:p text:style-name="P2">Note about notation: The 6180 documentation numbers bits in words with bit '0' being the most significant bit. When describing the layout of the data bits in the data packets, that notation is used.</text:p>
      <text:p text:style-name="P2">When about bit positions in bytes transmitted over the serial interface, the bit '0' is the least significant bit, as is usual in ASCII notation.</text:p>
      <text:p text:style-name="P2"/>
      <text:p text:style-name="P7"><text:bookmark text:name="_uvn0qajolqe1"/><text:span text:style-name="T1">Panel lamps <text:s text:c="3"/></text:span></text:p>
      <text:p text:style-name="P3"/>
      <text:p text:style-name="P2">Lamps are wired to 40 bit latches.</text:p>
      <text:p text:style-name="P2"><text:soft-page-break/></text:p>
      <text:p text:style-name="P4">Bank<text:tab/>Bits<text:tab/><text:tab/>Wire name<text:tab/><text:tab/><text:tab/><text:tab/><text:tab/>Label</text:p>
      <text:p text:style-name="P4">'A'<text:tab/>0-35<text:tab/>A05.DS36-A01.DS01<text:tab/><text:tab/>“APU Scroll”</text:p>
      <text:p text:style-name="P4"/>
      <text:p text:style-name="P4">'B'<text:tab/>0-35<text:tab/>A10.DS73-A06.DS38<text:tab/><text:tab/>“Control Points Scroll Upper”</text:p>
      <text:p text:style-name="P4"><text:tab/>36<text:tab/>DS37<text:tab/><text:tab/><text:tab/><text:tab/>“READY”</text:p>
      <text:p text:style-name="P4"/>
      <text:p text:style-name="P4">'C'<text:tab/>0-35<text:tab/>A15.DS109<text:tab/><text:tab/><text:tab/>“Control Points Scroll Lower”</text:p>
      <text:p text:style-name="P4"><text:tab/>36<text:tab/>DS184<text:tab/><text:tab/><text:tab/><text:tab/>“ENABLED”</text:p>
      <text:p text:style-name="P4"/>
      <text:p text:style-name="P4">'D'<text:tab/>0-35<text:tab/>A20.DS146-A16.DS111<text:tab/>“Data Scroll Upper”</text:p>
      <text:p text:style-name="P4"><text:tab/>36<text:tab/>A16.DS110<text:tab/><text:tab/><text:tab/>“ZDO PU”</text:p>
      <text:p text:style-name="P4"/>
      <text:p text:style-name="P4">'E'<text:tab/>0-35<text:tab/>A25.DS183-A21.DS148<text:tab/>“Data Scroll Lower”</text:p>
      <text:p text:style-name="P4"><text:tab/>36<text:tab/>A21.DS147<text:tab/><text:tab/><text:tab/>“ZDO PL”</text:p>
      <text:p text:style-name="P4"/>
      <text:p text:style-name="P4">'F''<text:tab/>0-17<text:tab/>A29.DS218-A28.DS201<text:tab/>“Indicators”</text:p>
      <text:p text:style-name="P4"><text:tab/>19-34<text:tab/>A27.DS200-A260.DS125<text:tab/>“HR Select”</text:p>
      <text:p text:style-name="P4"/>
      <text:p text:style-name="P4">'G'<text:tab/>0-39<text:tab/>A37-DS.258-A30.DS219<text:tab/>“ICT”</text:p>
      <text:p text:style-name="P4"/>
      <text:p text:style-name="P4"><text:soft-page-break/>'H'<text:tab/>0-35<text:tab/>A42.DS294-A38.DS259<text:tab/>“CU IWB”</text:p>
      <text:p text:style-name="P4"/>
      <text:p text:style-name="P4">'I'<text:tab/>0-35<text:tab/>A47.DS330-A43.DS295<text:tab/>“CU IWR Address”</text:p>
      <text:p text:style-name="P4"/>
      <text:p text:style-name="P4">'J'<text:tab/>0-36<text:tab/>A52.DS367-A48.DS331<text:tab/>“CU IWR Ins Ctr”</text:p>
      <text:p text:style-name="P4"/>
      <text:p text:style-name="P4">'K'<text:tab/>0-36<text:tab/>A57.DS404-A53.DS368<text:tab/>“CU Description Cntl Flgs”</text:p>
      <text:p text:style-name="P4"/>
      <text:p text:style-name="P4">'L'<text:tab/>0-36<text:tab/>A62.DS441-A58.DS405<text:tab/>“CU CA”</text:p>
      <text:p text:style-name="P4"/>
      <text:p text:style-name="P4">'M'<text:tab/>0-36<text:tab/>A67.DS478-A63.DS442<text:tab/>“OU”</text:p>
      <text:p text:style-name="P4"/>
      <text:p text:style-name="P4">'N'<text:tab/>0-36<text:tab/>A72.DS515-A68.DS479<text:tab/>“DU Upper”</text:p>
      <text:p text:style-name="P4"/>
      <text:p text:style-name="P4">'O'<text:tab/>0-36<text:tab/>A77.DS552-A73.DS516<text:tab/>“DU Lower”</text:p>
      <text:p text:style-name="P4"/>
      <text:p text:style-name="P4">'P'<text:tab/>0-33<text:tab/>A83.DS586-A78.DS553<text:tab/>“APU”</text:p>
      <text:p text:style-name="P4"/>
      <text:p text:style-name="P2">Data protocol:</text:p>
      <text:p text:style-name="P2"/>
      <text:p text:style-name="P4">8 bit bytes</text:p>
      <text:p text:style-name="P4"><text:soft-page-break/><text:tab/>High bit (bit 7) always off.</text:p>
      <text:p text:style-name="P4">Bit 6:</text:p>
      <text:p text:style-name="P4"><text:tab/><text:tab/>Off: Addressing byte.</text:p>
      <text:p text:style-name="P4"><text:tab/><text:tab/>On: Data byte.</text:p>
      <text:p text:style-name="P4"><text:tab/>Bits 5-0: data.</text:p>
      <text:p text:style-name="P2"/>
      <text:p text:style-name="P2">Lamp data packet has one (1) addressing byte and and eight (8) data bytes.</text:p>
      <text:p text:style-name="P2"/>
      <text:p text:style-name="P2">The first byte (addressing byte) indicates “start of packet” and selects which row of lamps</text:p>
      <text:p text:style-name="P2"/>
      <text:p text:style-name="P2"><text:tab/>Bit 6 is off.</text:p>
      <text:p text:style-name="P2"><text:tab/></text:p>
      <text:p text:style-name="P2"><text:tab/>Octal<text:tab/>ASCII<text:tab/>Address</text:p>
      <text:p text:style-name="P2"><text:tab/>060<text:tab/>'0'<text:tab/>Select lamp row 'A'</text:p>
      <text:p text:style-name="P2"><text:tab/>061<text:tab/>'1'<text:tab/>'B'</text:p>
      <text:p text:style-name="P2"><text:tab/>062<text:tab/>'2'<text:tab/>'C'</text:p>
      <text:p text:style-name="P2"><text:tab/>063<text:tab/>'3'<text:tab/>'D'</text:p>
      <text:p text:style-name="P2"><text:tab/>064<text:tab/>'4'<text:tab/>'E'</text:p>
      <text:p text:style-name="P2"><text:tab/>065<text:tab/>'5'<text:tab/>'F'</text:p>
      <text:p text:style-name="P2"><text:tab/>066<text:tab/>'6'<text:tab/>'G'</text:p>
      <text:p text:style-name="P2"><text:tab/>067<text:tab/>'7'<text:tab/>'H'</text:p>
      <text:p text:style-name="P2"><text:soft-page-break/><text:tab/>070<text:tab/>'8'<text:tab/>'I'</text:p>
      <text:p text:style-name="P2"><text:tab/>071<text:tab/>'9'<text:tab/>'J'</text:p>
      <text:p text:style-name="P2"><text:tab/>072<text:tab/>':'<text:tab/>'K'</text:p>
      <text:p text:style-name="P2"><text:tab/>073<text:tab/>';'<text:tab/>'L'</text:p>
      <text:p text:style-name="P2"><text:tab/>074<text:tab/>'&lt;'<text:tab/>'M'</text:p>
      <text:p text:style-name="P2"><text:tab/>075<text:tab/>'='<text:tab/>'N'</text:p>
      <text:p text:style-name="P2"><text:tab/>076<text:tab/>'&gt;'<text:tab/>'O'</text:p>
      <text:p text:style-name="P2"><text:tab/>077<text:tab/>'?'<text:tab/>'P'</text:p>
      <text:p text:style-name="P2"/>
      <text:p text:style-name="P2">Data bytes:</text:p>
      <text:p text:style-name="P2"/>
      <text:p text:style-name="P2"><text:tab/>Bit 6 is on.</text:p>
      <text:p text:style-name="P2"><text:tab/>Bits 4-0 contain 5 bits of data.</text:p>
      <text:p text:style-name="P2"/>
      <text:p text:style-name="P2"><text:tab/>Octal<text:tab/>ASCII<text:tab/>Data (binary)</text:p>
      <text:p text:style-name="P2"><text:tab/>100<text:tab/>'@'<text:tab/>00000</text:p>
      <text:p text:style-name="P2"><text:tab/>101<text:tab/>'A'<text:tab/>00001</text:p>
      <text:p text:style-name="P2"><text:tab/>…</text:p>
      <text:p text:style-name="P2"><text:tab/>137<text:tab/>'_'<text:tab/>11111</text:p>
      <text:p text:style-name="P2"/>
      <text:p text:style-name="P2">Data layout.</text:p>
      <text:p text:style-name="P2"><text:soft-page-break/></text:p>
      <text:p text:style-name="P2"><text:tab/>Bit 5 of the first data byte is loaded in to the left most lamp ('0'); bit 0 into lamp '4'.</text:p>
      <text:p text:style-name="P2"><text:tab/>Bit 5 of the second data byte into lamp '5'.</text:p>
      <text:p text:style-name="P2"><text:tab/>Bit 0 of the last byte into lamp 39.</text:p>
      <text:p text:style-name="P2"/>
      <text:p text:style-name="P2">Examples:</text:p>
      <text:p text:style-name="P2"/>
      <text:p text:style-name="P2"><text:tab/>Set row 'A' to all zeros:</text:p>
      <text:p text:style-name="P2"/>
      <text:p text:style-name="P2"><text:tab/><text:tab/>'0@@@@@@@@'</text:p>
      <text:p text:style-name="P2"/>
      <text:p text:style-name="P2"><text:tab/>Set row 'B' to all ones:</text:p>
      <text:p text:style-name="P2"/>
      <text:p text:style-name="P2"><text:tab/><text:tab/>'1________'</text:p>
      <text:p text:style-name="P2"/>
      <text:p text:style-name="P2"><text:tab/>Set lamp 0 of row 'C' to one, all others to zero:</text:p>
      <text:p text:style-name="P2"/>
      <text:p text:style-name="P2"><text:tab/><text:tab/>'2P@@@@@@@'</text:p>
      <text:p text:style-name="P2"/>
      <text:p text:style-name="P2"><text:tab/>Set lamp '39' of row 'D' to one:</text:p>
      <text:p text:style-name="P2"><text:tab/><text:tab/>'3@@@@@@@A'</text:p>
      <text:p text:style-name="P2"><text:soft-page-break/></text:p>
      <text:p text:style-name="P2">Bytes out of the range 060-077 ('0'-'?') and 100-137 ('@'-'_') should be silently ignored.</text:p>
      <text:p text:style-name="P2"/>
      <text:p text:style-name="P2">The entire set of lights is 16 packets, 9 bytes/packet, 144 bytes.</text:p>
      <text:p text:style-name="P7"><text:bookmark text:name="_n7c2kwpt0yz6"/><text:span text:style-name="T1">Switches</text:span></text:p>
      <text:p text:style-name="P3"/>
      <text:p text:style-name="P2">Switch setting data is sent to the host in data packets; each packet contains 40 data bits.</text:p>
      <text:p text:style-name="P2"/>
      <text:p text:style-name="P2">Pushbuttons are debounced on the panel end before transmission.</text:p>
      <text:p text:style-name="P2"/>
      <text:p text:style-name="P2">The entire dataset (4 packets, 36 bytes) are sent approx. 10 times a second.</text:p>
      <text:p text:style-name="P2"/>
      <text:p text:style-name="P2">The switch data is packed:</text:p>
      <text:p text:style-name="P2"/>
      <text:p text:style-name="P2"><text:tab/>Row<text:tab/><text:tab/>Bits<text:tab/>Panel Code<text:tab/>Name</text:p>
      <text:p text:style-name="P2"><text:tab/>'A'<text:tab/>0-14<text:tab/>S22-S08<text:tab/>“SEGMENT NUMBER”</text:p>
      <text:p text:style-name="P2"><text:tab/><text:tab/>15<text:tab/>S07<text:tab/><text:tab/>“ENABLE MATCH PTW”</text:p>
      <text:p text:style-name="P2"><text:tab/><text:tab/>16<text:tab/>S06<text:tab/><text:tab/>“ENABLE MATCH SDW”</text:p>
      <text:p text:style-name="P2"><text:tab/><text:tab/>17<text:tab/>S05<text:tab/><text:tab/>“APU SCROLL SELECT UPPER/LOWER”</text:p>
      <text:p text:style-name="P2"><text:tab/><text:tab/>18<text:tab/>S04<text:tab/><text:tab/>“APU SCROLL SELECT REG NO 0”</text:p>
      <text:p text:style-name="P2"><text:tab/><text:tab/>19<text:tab/>S03<text:tab/><text:tab/>“APU SCROLL SELECT REG NO 1”</text:p>
      <text:p text:style-name="P2"><text:soft-page-break/><text:tab/><text:tab/>20<text:tab/>S02<text:tab/><text:tab/>“APU SCROLL SELECT REG NO 2”</text:p>
      <text:p text:style-name="P2"><text:tab/><text:tab/>21<text:tab/>S01<text:tab/><text:tab/>“APU SCROLL SELECT REG NO 3”</text:p>
      <text:p text:style-name="P2"><text:tab/><text:tab/>22-25<text:tab/>S103<text:tab/><text:tab/>“APU SCROLL WHEEL” (Positions 1-14 code as 0-13 in binary)</text:p>
      <text:p text:style-name="P2"><text:tab/><text:tab/><text:tab/></text:p>
      <text:p text:style-name="P2"><text:tab/>'B'<text:tab/>0-35<text:tab/>S58-S23<text:tab/>“DATA”</text:p>
      <text:p text:style-name="P2"/>
      <text:p text:style-name="P2"><text:tab/>'C'<text:tab/>0-17<text:tab/>S80-S63<text:tab/>“ADDRESS”</text:p>
      <text:p text:style-name="P2"><text:tab/><text:tab/>18<text:tab/>S62<text:tab/><text:tab/>“ENTER”</text:p>
      <text:p text:style-name="P2"><text:tab/><text:tab/>19<text:tab/>S61<text:tab/><text:tab/>“DISPLAY”</text:p>
      <text:p text:style-name="P2"><text:tab/><text:tab/>20<text:tab/>S59<text:tab/><text:tab/>“INITIALIZE”</text:p>
      <text:p text:style-name="P2"><text:tab/><text:tab/>21-24<text:tab/>S104<text:tab/><text:tab/>“CONTROL POINTS SCROLL WHEEL” (0-13)</text:p>
      <text:p text:style-name="P2"/>
      <text:p text:style-name="P2"><text:tab/>'D'<text:tab/>0-3<text:tab/>S86<text:tab/><text:tab/>“DISPLAY SELECT” (0-8)</text:p>
      <text:p text:style-name="P2"><text:tab/><text:tab/>4-7<text:tab/><text:tab/><text:tab/><text:tab/>Selected display control</text:p>
      <text:p text:style-name="P2"><text:tab/><text:tab/><text:tab/><text:tab/>D.S.. setting<text:tab/><text:tab/>Selected switch<text:tab/><text:tab/></text:p>
      <text:p text:style-name="P2"><text:tab/><text:tab/><text:tab/><text:tab/>0<text:tab/>“#1”<text:tab/><text:tab/>S93<text:tab/><text:tab/>“DISPLAY 1” (0-7)</text:p>
      <text:p text:style-name="P2"><text:tab/><text:tab/><text:tab/><text:tab/>1<text:tab/>“#2”<text:tab/><text:tab/>S82<text:tab/><text:tab/>“DISPLAY 2” (0-8)</text:p>
      <text:p text:style-name="P2"><text:tab/><text:tab/><text:tab/><text:tab/>2<text:tab/>“#3”<text:tab/><text:tab/>S92<text:tab/><text:tab/>“DISPLAY 3” (0-9)</text:p>
      <text:p text:style-name="P2"><text:tab/><text:tab/><text:tab/><text:tab/>3<text:tab/>“SCROLL”<text:tab/>S105<text:tab/>“DATA SCROLL” (0-13)</text:p>
      <text:p text:style-name="P2"><text:tab/><text:tab/><text:tab/><text:tab/>4<text:tab/>“#4”<text:tab/><text:tab/>S84<text:tab/><text:tab/>“DISPLAY 4” (0-9)</text:p>
      <text:p text:style-name="P2"><text:tab/><text:tab/><text:tab/><text:tab/>5<text:tab/>“#5”<text:tab/><text:tab/>S91<text:tab/><text:tab/>“DISPLAY 5”<text:tab/>(0-8)</text:p>
      <text:p text:style-name="P2"><text:soft-page-break/><text:tab/><text:tab/><text:tab/><text:tab/>6<text:tab/>“#6”<text:tab/><text:tab/>S83<text:tab/><text:tab/>“DISPLAY 6”<text:tab/>(0-11)</text:p>
      <text:p text:style-name="P2"><text:tab/><text:tab/><text:tab/><text:tab/>7<text:tab/>“#7”<text:tab/><text:tab/>S90<text:tab/><text:tab/>“DISPLAY 7”<text:tab/>(0-8)</text:p>
      <text:p text:style-name="P2"/>
      <text:p text:style-name="P2"><text:tab/><text:tab/>8-11<text:tab/>S82<text:tab/><text:tab/>“ADDRESS STOP (0-7)”</text:p>
      <text:p text:style-name="P2"><text:tab/><text:tab/>12<text:tab/>S81<text:tab/><text:tab/>“ENABLE”</text:p>
      <text:p text:style-name="P2"><text:tab/><text:tab/>13<text:tab/>S106<text:tab/><text:tab/>“VALIDATE”</text:p>
      <text:p text:style-name="P2"><text:tab/><text:tab/>14<text:tab/>S89<text:tab/><text:tab/>“AUTO FAST”</text:p>
      <text:p text:style-name="P2"><text:tab/><text:tab/>15<text:tab/>S89<text:tab/><text:tab/>“AUTO SLO”</text:p>
      <text:p text:style-name="P2"><text:tab/><text:tab/>16-18<text:tab/>S88<text:tab/><text:tab/>“CYCLE” (0-5)</text:p>
      <text:p text:style-name="P2"><text:tab/><text:tab/>19<text:tab/>S87<text:tab/><text:tab/>“STEP”</text:p>
      <text:p text:style-name="P2"><text:tab/><text:tab/>20<text:tab/>J1<text:tab/><text:tab/>“S TRIG” <text:s/>(Not implemented, should be zero) Operator enable key switch (on is “locked; switches disabled).</text:p>
      <text:p text:style-name="P2"/>
      <text:p text:style-name="P2"><text:tab/><text:tab/>21<text:tab/>S102<text:tab/><text:tab/>“EXECUTE”</text:p>
      <text:p text:style-name="P2"><text:tab/><text:tab/>22<text:tab/>S101<text:tab/><text:tab/>“EXE PB/SCOPE”</text:p>
      <text:p text:style-name="P2"><text:tab/><text:tab/>23<text:tab/>S100<text:tab/><text:tab/>“INIT &amp; CLR / INIT”</text:p>
      <text:p text:style-name="P2"><text:tab/><text:tab/>24<text:tab/>S99<text:tab/><text:tab/>“EXE SWS / EXE FLT”</text:p>
      <text:p text:style-name="P2"><text:tab/><text:tab/>25-28<text:tab/>S98-S95<text:tab/>“HISTORY REGISTER DISPLAY SELECT'</text:p>
      <text:p text:style-name="P2"><text:tab/><text:tab/>29-31<text:tab/>S94<text:tab/><text:tab/>“TRACKERS DISPLAY SELECT”</text:p>
      <text:p text:style-name="P2"/>
      <text:p text:style-name="P2"><text:tab/><text:tab/></text:p>
      <text:p text:style-name="P2">Data protocol:</text:p>
      <text:p text:style-name="P2"><text:soft-page-break/></text:p>
      <text:p text:style-name="P4">8 bit bytes</text:p>
      <text:p text:style-name="P4"><text:tab/>High bit (bit 7) always off.</text:p>
      <text:p text:style-name="P4">Bit 6:</text:p>
      <text:p text:style-name="P4"><text:tab/><text:tab/>Off: Addressing byte.</text:p>
      <text:p text:style-name="P4"><text:tab/><text:tab/>On: Data byte.</text:p>
      <text:p text:style-name="P4"><text:tab/>Bits 5-0: data.</text:p>
      <text:p text:style-name="P2"/>
      <text:p text:style-name="P2">Switch data packet has one (1) addressing byte and and eight (8) data bytes.</text:p>
      <text:p text:style-name="P2"/>
      <text:p text:style-name="P2">The first byte (addressing byte) indicates “start of packet” and selects which row of switches</text:p>
      <text:p text:style-name="P2"/>
      <text:p text:style-name="P2"><text:tab/>Bit 6 is off.</text:p>
      <text:p text:style-name="P2"><text:tab/></text:p>
      <text:p text:style-name="P2"><text:tab/>Octal<text:tab/>ASCII<text:tab/>Address</text:p>
      <text:p text:style-name="P2"><text:tab/>060<text:tab/>'0'<text:tab/>Select switch row 'A'</text:p>
      <text:p text:style-name="P2"><text:tab/>061<text:tab/>'1'<text:tab/>Select switch row 'B'</text:p>
      <text:p text:style-name="P2"><text:tab/>062<text:tab/>'2'<text:tab/>Select switch row 'C'</text:p>
      <text:p text:style-name="P2"><text:tab/>063<text:tab/>'3'<text:tab/>Select switch row 'D'</text:p>
      <text:p text:style-name="P2"/>
      <text:p text:style-name="P2">Data bytes:</text:p>
      <text:p text:style-name="P2"><text:soft-page-break/></text:p>
      <text:p text:style-name="P2"><text:tab/>Bit 6 is on.</text:p>
      <text:p text:style-name="P2"><text:tab/>Bits 4-0 contain 5 bits of data.</text:p>
      <text:p text:style-name="P2"/>
      <text:p text:style-name="P2"><text:tab/>Octal<text:tab/>ASCII<text:tab/>Data (binary)</text:p>
      <text:p text:style-name="P2"><text:tab/>100<text:tab/>'@'<text:tab/>00000</text:p>
      <text:p text:style-name="P2"><text:tab/>101<text:tab/>'A'<text:tab/>00001</text:p>
      <text:p text:style-name="P2"><text:tab/>…</text:p>
      <text:p text:style-name="P2"><text:tab/>137<text:tab/>'_'<text:tab/>11111</text:p>
      <text:p text:style-name="P2"/>
      <text:p text:style-name="P2">Data layout.</text:p>
      <text:p text:style-name="P2"/>
      <text:p text:style-name="P2"><text:tab/>Bit 5 of the first data byte is the state of the left most switch in row; bit 0 the fifth switch in the row..</text:p>
      <text:p text:style-name="P2"><text:tab/>Bit 5 of the second data byte is the sixth switch.</text:p>
      <text:p text:style-name="P2"><text:tab/>Bit 0 of the last byte is switch 40 in the row..</text:p>
      <text:p text:style-name="P2"/>
      <text:p text:style-name="P2">Examples:</text:p>
      <text:p text:style-name="P2"/>
      <text:p text:style-name="P2"><text:tab/>“DATA SWITCH” set to all zeros:</text:p>
      <text:p text:style-name="P2"/>
      <text:p text:style-name="P2"><text:tab/><text:tab/>'1@@@@@@@@'</text:p>
      <text:p text:style-name="P2"><text:soft-page-break/></text:p>
      <text:p text:style-name="P2"><text:tab/>“INITIALIZE” pressed (bit 20 of row C):</text:p>
      <text:p text:style-name="P2"/>
      <text:p text:style-name="P2"><text:tab/><text:tab/>'2@@@@P@@@'</text:p>
      <text:p text:style-name="P2"/>
      <text:p text:style-name="P2"><text:tab/>“DISPLAY SELECT” set to “SCROLL”, “DATA SCROLL” set to “A/Q”:</text:p>
      <text:p text:style-name="P2"/>
      <text:p text:style-name="P2"><text:tab/><text:tab/>“SCROLL” is encoded as 3, and “AQ” as 0, so</text:p>
      <text:p text:style-name="P2"><text:tab/><text:tab/><text:tab/>bits 0-3 are set to 3: 0011</text:p>
      <text:p text:style-name="P2"><text:tab/><text:tab/><text:tab/>bits 4-8 are set to 0: 0000</text:p>
      <text:p text:style-name="P5">assume the rest of the switches are 0.</text:p>
      <text:p text:style-name="P5">The 40 bit row data is</text:p>
      <text:p text:style-name="P2"><text:tab/><text:tab/><text:tab/><text:tab/><text:tab/>0011 0000 00000…...000</text:p>
      <text:p text:style-name="P2"><text:tab/><text:tab/><text:tab/>Group into 5's:</text:p>
      <text:p text:style-name="P2"><text:tab/><text:tab/><text:tab/><text:tab/><text:tab/>00110 00000 00000 ….. 00000</text:p>
      <text:p text:style-name="P2"><text:tab/><text:tab/><text:tab/>Encode into ASCII (add 100 octal)</text:p>
      <text:p text:style-name="P2"><text:tab/><text:tab/><text:tab/><text:tab/><text:tab/>'F@@@@@@@'</text:p>
      <text:p text:style-name="P2"><text:tab/><text:tab/><text:tab/>Build packet with control byte for row D and the data:</text:p>
      <text:p text:style-name="P2"><text:tab/><text:tab/><text:tab/><text:tab/><text:tab/>'3F@@@@@@@'</text:p>
      <text:p text:style-name="P2"/>
      <text:p text:style-name="P2"/>
      <text:p text:style-name="P1"><text:soft-page-break/>Revision History</text:p>
      <text:p text:style-name="P1"/>
      <text:p text:style-name="P1">2017-02-08 CAC Moved Row F “HR SELECT” Lamps one bit righ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182" meta:word-count="1033" meta:character-count="5906" meta:non-whitespace-character-count="4759"/>
    <meta:generator>LibreOfficeDev/6.0.5.2$Linux_X86_64 LibreOffice_project/</meta:generator>
  </office:meta>
</office:document-meta>
</file>